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6pt" fo:language="en" fo:country="none" style:font-size-asian="16pt" style:font-size-complex="16pt"/>
    </style:style>
    <style:style style:name="P2" style:family="paragraph" style:parent-style-name="Standard">
      <style:paragraph-properties fo:margin-left="0.5in" fo:margin-right="0in" fo:margin-top="0in" fo:margin-bottom="0.139in" fo:line-height="115%" fo:text-indent="-0.25in" style:auto-text-indent="false"/>
      <style:text-properties style:font-name="Calibri" fo:font-size="16pt" fo:language="en" fo:country="none" style:font-size-asian="16pt" style:font-size-complex="16pt"/>
    </style:style>
    <style:style style:name="P3" style:family="paragraph" style:parent-style-name="Standard">
      <style:paragraph-properties fo:margin-left="0in" fo:margin-right="0in" fo:margin-top="0in" fo:margin-bottom="0.139in" fo:line-height="115%" fo:text-indent="0in" style:auto-text-indent="false" style:border-line-width-bottom="0.0008in 0.0138in 0.0008in" fo:padding="0.0291in" fo:border-left="none" fo:border-right="none" fo:border-top="none" fo:border-bottom="0.0154in double #000000" style:join-border="false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4" style:family="paragraph" style:parent-style-name="Standard">
      <style:paragraph-properties fo:margin-top="0in" fo:margin-bottom="0.139in" fo:line-height="115%" style:border-line-width-bottom="0.0008in 0.0138in 0.0008in" fo:padding-left="0in" fo:padding-right="0in" fo:padding-top="0in" fo:padding-bottom="0.028in" fo:border-left="none" fo:border-right="none" fo:border-top="none" fo:border-bottom="0.0154in double #000000"/>
      <style:text-properties style:font-name="Calibri" fo:font-size="16pt" fo:language="en" fo:country="none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in" fo:margin-bottom="0.139in" fo:line-height="115%"/>
    </style:style>
    <style:style style:name="P6" style:family="paragraph" style:parent-style-name="Standard">
      <style:paragraph-properties fo:margin-top="0in" fo:margin-bottom="0.139in" fo:line-height="115%"/>
      <style:text-properties style:font-name="Calibri" fo:font-size="16pt" fo:language="en" fo:country="none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in" fo:margin-bottom="0.139in" fo:line-height="115%"/>
      <style:text-properties style:font-name="Calibri" fo:font-size="16pt" fo:language="en" fo:country="none" style:font-size-asian="16pt" style:font-size-complex="16pt"/>
    </style:style>
    <style:style style:name="P8" style:family="paragraph" style:parent-style-name="Standard">
      <style:paragraph-properties fo:margin-top="0in" fo:margin-bottom="0.139in" fo:line-height="115%"/>
      <style:text-properties style:font-name="Calibri" fo:font-size="16pt" fo:language="en" fo:country="none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in" fo:margin-bottom="0.139in" fo:line-height="115%"/>
      <style:text-properties style:font-name="Calibri" fo:font-size="16pt" style:font-size-asian="16pt" style:font-size-complex="16pt"/>
    </style:style>
    <style:style style:name="P10" style:family="paragraph" style:parent-style-name="Standard">
      <style:paragraph-properties fo:margin-top="0in" fo:margin-bottom="0.139in" fo:line-height="115%" fo:padding-left="0in" fo:padding-right="0in" fo:padding-top="0in" fo:padding-bottom="0.028in" fo:border-left="none" fo:border-right="none" fo:border-top="none" fo:border-bottom="0.0138in solid #000000"/>
      <style:text-properties style:font-name="Calibri" fo:font-size="16pt" fo:language="en" fo:country="none" style:font-size-asian="16pt" style:font-size-complex="16pt"/>
    </style:style>
    <style:style style:name="P11" style:family="paragraph" style:parent-style-name="Standard">
      <style:paragraph-properties fo:margin-left="0.5in" fo:margin-right="0in" fo:margin-top="0in" fo:margin-bottom="0.139in" fo:line-height="115%" fo:text-indent="0in" style:auto-text-indent="false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2" style:family="paragraph" style:parent-style-name="Standard" style:list-style-name="WW8Num1">
      <style:paragraph-properties fo:margin-left="0.5in" fo:margin-right="0in" fo:margin-top="0in" fo:margin-bottom="0.139in" fo:line-height="115%" fo:text-indent="0in" style:auto-text-indent="false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3" style:family="paragraph" style:parent-style-name="Standard" style:list-style-name="WW8Num1">
      <style:paragraph-properties fo:margin-left="0.75in" fo:margin-right="0in" fo:margin-top="0in" fo:margin-bottom="0.139in" fo:line-height="115%" fo:text-indent="0in" style:auto-text-indent="false">
        <style:tab-stops>
          <style:tab-stop style:position="0.75in"/>
        </style:tab-stops>
      </style:paragraph-properties>
      <style:text-properties style:font-name="Calibri" fo:font-size="16pt" style:font-size-asian="16pt" style:font-size-complex="16pt"/>
    </style:style>
    <style:style style:name="P14" style:family="paragraph" style:parent-style-name="Standard" style:list-style-name="WW8Num1">
      <style:paragraph-properties fo:margin-left="1in" fo:margin-right="0in" fo:margin-top="0in" fo:margin-bottom="0.139in" fo:line-height="115%" fo:text-indent="0in" style:auto-text-indent="false">
        <style:tab-stops>
          <style:tab-stop style:position="1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5" style:family="paragraph" style:parent-style-name="Standard" style:list-style-name="L1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6" style:family="paragraph" style:parent-style-name="Standard" style:list-style-name="L2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7" style:family="paragraph" style:parent-style-name="Standard" style:list-style-name="L3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8" style:family="paragraph" style:parent-style-name="Standard" style:list-style-name="L4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19" style:family="paragraph" style:parent-style-name="Standard" style:list-style-name="L6">
      <style:paragraph-properties fo:margin-top="0in" fo:margin-bottom="0.139in" fo:line-height="115%">
        <style:tab-stops>
          <style:tab-stop style:position="0.5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20" style:family="paragraph" style:parent-style-name="Standard" style:list-style-name="WW8Num1">
      <style:paragraph-properties fo:margin-top="0in" fo:margin-bottom="0.139in" fo:line-height="115%">
        <style:tab-stops>
          <style:tab-stop style:position="1in"/>
        </style:tab-stops>
      </style:paragraph-properties>
      <style:text-properties style:font-name="Calibri" fo:font-size="16pt" fo:language="en" fo:country="none" style:font-size-asian="16pt" style:font-size-complex="16pt"/>
    </style:style>
    <style:style style:name="P21" style:family="paragraph" style:parent-style-name="Standard" style:list-style-name="L5">
      <style:paragraph-properties fo:margin-top="0in" fo:margin-bottom="0.139in" fo:line-height="115%"/>
      <style:text-properties style:font-name="Calibri" fo:font-size="16pt" fo:language="en" fo:country="none" style:font-size-asian="16pt" style:font-size-complex="16pt"/>
    </style:style>
    <style:style style:name="T1" style:family="text">
      <style:text-properties style:use-window-font-color="true" style:font-name="Calibri" fo:font-size="16pt" fo:language="en" fo:country="none" style:text-underline-style="none" fo:font-weight="normal" style:font-size-asian="16pt" style:font-weight-asian="normal" style:font-size-complex="16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none"/>
    </style:style>
    <style:style style:name="T4" style:family="text">
      <style:text-properties fo:language="en" fo:country="none" style:text-underline-style="none"/>
    </style:style>
    <style:style style:name="T5" style:family="text">
      <style:text-properties fo:language="en" fo:country="none" style:text-underline-style="solid" style:text-underline-width="auto" style:text-und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6pt" fo:language="en" fo:country="none" style:font-size-asian="16pt" style:font-size-complex="16pt"/>
    </style:style>
    <style:style style:name="T8" style:family="text">
      <style:text-properties style:font-name="Calibri" fo:font-size="16pt" fo:language="en" fo:country="none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Data Conversion of Data Transmission for 10 Gigabit Ethernet (10GBASE-T):</text:p>
      <text:p text:style-name="P6"/>
      <text:p text:style-name="P7">Bit Conversion (Engineering Data Conversion) for 10GBASE-T:</text:p>
      <text:list xml:id="list1910509164682040502" text:style-name="WW8Num1">
        <text:list-item>
          <text:p text:style-name="P12"><text:s text:c="4"/>9.3132 Gib/s = 9,536.7432 Mib/s = 9,765,625 Kib/s </text:p>
        </text:list-item>
      </text:list>
      <text:p text:style-name="P7">Byte Conversion (Modern Data Conversion) for 10GBASE-T:</text:p>
      <text:list xml:id="list20643667" text:continue-numbering="true" text:style-name="WW8Num1">
        <text:list-item>
          <text:p text:style-name="P12"><text:s text:c="4"/>10 Gb/s = 10,000 Mb/s = 10,000,000 Kb/s</text:p>
        </text:list-item>
        <text:list-item>
          <text:p text:style-name="P12"><text:s text:c="4"/>1.25 GB/s = 1,250 MB/s = 1,250,000 KB/s</text:p>
        </text:list-item>
      </text:list>
      <text:p text:style-name="P11"/>
      <text:p text:style-name="P10"/>
      <text:p text:style-name="P6">List of Interface Rated Speed Source:</text:p>
      <text:p text:style-name="P5"><text:a xlink:type="simple" xlink:href="https://en.wikipedia.org/wiki/List_of_interface_bit_rates#Main_buses" text:style-name="Internet_20_link" text:visited-style-name="Visited_20_Internet_20_Link"><text:span text:style-name="Internet_20_link"><text:span text:style-name="T1">https://en.wikipedia.org/wiki/List_of_interface_bit_rates#Main_buses</text:span></text:span></text:a></text:p>
      <text:p text:style-name="P10"/>
      <text:p text:style-name="P1"/>
      <text:p text:style-name="P1"/>
      <text:p text:style-name="P9"><text:span text:style-name="T2">Note:</text:span><text:span text:style-name="T6"> The speed of data transfer on a USB interface is affected by the amount of data that can be transferred. USB interfaces sometimes reach their limit or experience a drop in speed. This is due to overhead on USB devices. Overhead can increase data transmission by around 5% to 8% and can also cause the speed to drop by about 10%. </text:span></text:p>
      <text:p text:style-name="P8"/>
      <text:p text:style-name="P8"/>
      <text:p text:style-name="P8"><text:soft-page-break/>USB 2.0 Standard:</text:p>
      <text:p text:style-name="P7">PC / Server &lt; - - - - - USB 2.0 <text:s/>- - - - - - &gt; 10 Gigabit Ethernet</text:p>
      <text:list xml:id="list20630539" text:continue-numbering="true" text:style-name="WW8Num1">
        <text:list-item>
          <text:p text:style-name="P12"><text:s text:c="3"/>Max Performance Data Transmission / Signaling Rate:</text:p>
        </text:list-item>
        <text:list-item>
          <text:p text:style-name="P13"><text:span text:style-name="T4"><text:s text:c="3"/></text:span><text:span text:style-name="T5">USB 2.0 Standard Limits</text:span></text:p>
        </text:list-item>
        <text:list-item>
          <text:p text:style-name="P14"><text:s text:c="3"/>0.447 Gib/s = 457.7637 Mib/s = 468,750 Kib/s on USB 2.0 Standard (Max Limit)</text:p>
        </text:list-item>
        <text:list-item>
          <text:p text:style-name="P14"><text:s text:c="3"/>0.48 Gb/s = 480 Mb/s = 480,000 Kb/s</text:p>
        </text:list-item>
        <text:list-item>
          <text:p text:style-name="P14"><text:s text:c="3"/>0.06 GB/s = 60 MB/s = 60,000 KB/s </text:p>
        </text:list-item>
        <text:list-item>
          <text:p text:style-name="P14"><text:s text:c="3"/>The Max Speed USB 2.0 = 60 MB/s</text:p>
        </text:list-item>
        <text:list-item>
          <text:p text:style-name="P13"><text:span text:style-name="T4"><text:s text:c="3"/></text:span><text:span text:style-name="T5">10 Gigabit Ethernet Standard Limits</text:span></text:p>
        </text:list-item>
        <text:list-item>
          <text:p text:style-name="P14"><text:s text:c="3"/>9.3132 Gib/s = 9,536.7432 Mib/s = 9,765,625 Kib/s on Gigabit Ethernet Standard (Max Limit)</text:p>
        </text:list-item>
        <text:list-item>
          <text:p text:style-name="P14"><text:s text:c="3"/>10 Gb/s = 10,000 Mb/s = 10,000,000 Kb/s</text:p>
        </text:list-item>
        <text:list-item>
          <text:p text:style-name="P14"><text:s text:c="3"/>1.25 GB/s = 1,250 MB/s = 1,250,000 KB/s</text:p>
        </text:list-item>
        <text:list-item>
          <text:p text:style-name="P14"><text:s text:c="3"/>The Max Speed 10 Gigabit Ethernet = 1,250 MB/s</text:p>
        </text:list-item>
      </text:list>
      <text:p text:style-name="P9"><text:span text:style-name="T3">Bottleneck in Data Transmission / Signaling Rate: </text:span><text:span text:style-name="T5">USB 2.0 Standard</text:span></text:p>
      <text:list xml:id="list8432545032669373182" text:style-name="L1">
        <text:list-item>
          <text:p text:style-name="P15">Due to the max speed being 60 MB/s with USB 2.0 Standard compared to 10 Gigabit Ethernet being 1,250 MB/s.</text:p>
        </text:list-item>
        <text:list-item>
          <text:p text:style-name="P15">It will leave 1,190 MB/s not being used to the maximum limit for 10 Gigabit Ethernet Standard.</text:p>
        </text:list-item>
      </text:list>
      <text:p text:style-name="P10"/>
      <text:p text:style-name="P8"><text:soft-page-break/>USB 3.0 Standard:</text:p>
      <text:p text:style-name="P7">PC / Server &lt; - - - - - USB 3.0 <text:s/>- - - - - - &gt; 10 Gigabit Ethernet</text:p>
      <text:list xml:id="list20616782" text:continue-list="list20630539" text:style-name="WW8Num1">
        <text:list-item>
          <text:p text:style-name="P12"><text:s text:c="3"/>Max Performance Data Transmission / Signaling Rate:</text:p>
        </text:list-item>
        <text:list-item>
          <text:p text:style-name="P13"><text:span text:style-name="T4"><text:s text:c="3"/></text:span><text:span text:style-name="T5">USB 3.0 Standard Limits</text:span></text:p>
        </text:list-item>
        <text:list-item>
          <text:p text:style-name="P14"><text:s text:c="3"/>4.6566 Gib/s = 4,768.3716 Mib/s = 4,882,812.5 Kib/s on USB 3.0 Standard (Max Limit)</text:p>
        </text:list-item>
        <text:list-item>
          <text:p text:style-name="P14"><text:s text:c="3"/>5 Gb/s = 5,000 Mb/s = 5,000,000 Kb/s <text:s text:c="3"/></text:p>
        </text:list-item>
        <text:list-item>
          <text:p text:style-name="P14"><text:s text:c="3"/>0.625 GB/s = 625 MB/s = 625,000 KB/s</text:p>
        </text:list-item>
        <text:list-item>
          <text:p text:style-name="P14"><text:s text:c="3"/>The Max Speed USB 3.0 = 625 MB/s</text:p>
        </text:list-item>
        <text:list-item>
          <text:p text:style-name="P13"><text:span text:style-name="T4"><text:s text:c="3"/></text:span><text:span text:style-name="T5">10 Gigabit Ethernet Standard Limits</text:span></text:p>
        </text:list-item>
        <text:list-item>
          <text:p text:style-name="P14"><text:s text:c="3"/>9.3132 Gib/s = 9,536.7432 Mib/s = 9,765,625 Kib/s on Gigabit Ethernet Standard (Max Limit)</text:p>
        </text:list-item>
        <text:list-item>
          <text:p text:style-name="P14"><text:s text:c="3"/>10 Gb/s = 10,000 Mb/s = 10,000,000 Kb/s</text:p>
        </text:list-item>
        <text:list-item>
          <text:p text:style-name="P14"><text:s text:c="3"/>1.25 GB/s = 1,250 MB/s = 1,250,000 KB/s</text:p>
        </text:list-item>
        <text:list-item>
          <text:p text:style-name="P14"><text:s text:c="3"/>The Max Speed 10 Gigabit Ethernet = 1,250 MB/s</text:p>
        </text:list-item>
      </text:list>
      <text:p text:style-name="P9"><text:span text:style-name="T3">Bottleneck in Data Transmission / Signaling Rate: </text:span><text:span text:style-name="T5">USB 3.0 Standard</text:span></text:p>
      <text:list xml:id="list1245124298854770526" text:style-name="L2">
        <text:list-item>
          <text:p text:style-name="P16">Due to the max speed being 625 MB/s for USB 3.0 standard compared to 1,250 MB/s for 10 Gigabit Ethernet.</text:p>
        </text:list-item>
        <text:list-item>
          <text:p text:style-name="P16">It will leave 625 MB/s being equal to the maximum limit for 10 Gigabit Ethernet standard.</text:p>
        </text:list-item>
      </text:list>
      <text:p text:style-name="P10"/>
      <text:p text:style-name="P8"><text:soft-page-break/>USB 3.1 Standard:</text:p>
      <text:p text:style-name="P7">PC / Server &lt; - - - - - USB 3.1 <text:s/>- - - - - - &gt; 10 Gigabit Ethernet</text:p>
      <text:list xml:id="list20647861" text:continue-list="list20616782" text:style-name="WW8Num1">
        <text:list-item>
          <text:p text:style-name="P12"><text:s text:c="3"/>Max Performance Data Transmission / Signaling Rate:</text:p>
        </text:list-item>
        <text:list-item>
          <text:p text:style-name="P13"><text:span text:style-name="T4"><text:s text:c="3"/></text:span><text:span text:style-name="T5">USB 3.1 Standard Limits</text:span></text:p>
        </text:list-item>
        <text:list-item>
          <text:p text:style-name="P14"><text:s text:c="3"/>9.3132 Gib/s = 9,536.7432 Mib/s = 9,765,625 Kib/s on USB 3.1 Standard (Max Limit)</text:p>
        </text:list-item>
        <text:list-item>
          <text:p text:style-name="P14"><text:s text:c="3"/>10 Gb/s = 10,000 Mb/s = 10,000,000 Kb/s</text:p>
        </text:list-item>
        <text:list-item>
          <text:p text:style-name="P14"><text:s text:c="3"/>1.25 GB/s = 1,250 MB/s = 1,250,000 KB/s</text:p>
        </text:list-item>
        <text:list-item>
          <text:p text:style-name="P14"><text:s text:c="3"/>The Max Speed USB 3.1 = 1,250 MB/s</text:p>
        </text:list-item>
        <text:list-item>
          <text:p text:style-name="P13"><text:span text:style-name="T4"><text:s text:c="3"/></text:span><text:span text:style-name="T5">10 Gigabit Ethernet Standard Limits</text:span></text:p>
        </text:list-item>
        <text:list-item>
          <text:p text:style-name="P14"><text:s text:c="3"/>9.3132 Gib/s = 9,536.7432 Mib/s = 9,765,625 Kib/s on Gigabit Ethernet Standard (Max Limit)</text:p>
        </text:list-item>
        <text:list-item>
          <text:p text:style-name="P14"><text:s text:c="3"/>10 Gb/s = 10,000 Mb/s = 10,000,000 Kb/s</text:p>
        </text:list-item>
        <text:list-item>
          <text:p text:style-name="P14"><text:s text:c="3"/>1.25 GB/s = 1,250 MB/s = 1,250,000 KB/s</text:p>
        </text:list-item>
        <text:list-item>
          <text:p text:style-name="P14"><text:s text:c="3"/>The Max Speed 10 Gigabit Ethernet = 1,250 MB/s</text:p>
        </text:list-item>
      </text:list>
      <text:p text:style-name="P9"><text:span text:style-name="T3">Bottleneck in Data Transmission / Signaling Rate: </text:span><text:span text:style-name="T5">None</text:span></text:p>
      <text:list xml:id="list7970152341208175147" text:style-name="L3">
        <text:list-item>
          <text:p text:style-name="P17">Due to the max speed being 1,250 MB/s for 10 Gigabit Ethernet compared to USB 3.1 standard being 1,250 MB/s.</text:p>
        </text:list-item>
        <text:list-item>
          <text:p text:style-name="P17">It will leave 0 MB/s being equal to the maximum limit for USB 3.1 standard.</text:p>
        </text:list-item>
      </text:list>
      <text:p text:style-name="P10"/>
      <text:p text:style-name="P8"><text:soft-page-break/>USB 3.2 Standard:</text:p>
      <text:p text:style-name="P7">PC / Server &lt; - - - - - USB 3.2 <text:s/>- - - - - - &gt; 10 Gigabit Ethernet</text:p>
      <text:list xml:id="list20618923" text:continue-list="list20647861" text:style-name="WW8Num1">
        <text:list-item>
          <text:p text:style-name="P12"><text:s text:c="3"/>Max Performance Data Transmission / Signaling Rate:</text:p>
        </text:list-item>
        <text:list-item>
          <text:p text:style-name="P13"><text:span text:style-name="T4"><text:s text:c="3"/></text:span><text:span text:style-name="T5">USB 3.2 Standard Limits</text:span></text:p>
        </text:list-item>
        <text:list-item>
          <text:p text:style-name="P14"><text:s text:c="3"/>18.6265 Gib/s = 19,073.4863 Mib/s = 19,531,250 Kib/s on USB 3.2 Standard (Max Limit)</text:p>
        </text:list-item>
        <text:list-item>
          <text:p text:style-name="P14"><text:s text:c="3"/>20 Gb/s = 20,000 Mb/s = 20,000,000 Mb/s</text:p>
        </text:list-item>
        <text:list-item>
          <text:p text:style-name="P14"><text:s text:c="3"/>2.5 GB/s = 2,500 MB/s <text:s/>= 2,500,000 KB/s</text:p>
        </text:list-item>
        <text:list-item>
          <text:p text:style-name="P14"><text:s text:c="3"/>The Max Speed USB 3.2 = 2,500 MB/s</text:p>
        </text:list-item>
        <text:list-item>
          <text:p text:style-name="P13"><text:span text:style-name="T4"><text:s text:c="3"/></text:span><text:span text:style-name="T5">10 Gigabit Ethernet Standard Limits</text:span></text:p>
        </text:list-item>
        <text:list-item>
          <text:p text:style-name="P14"><text:s text:c="3"/>9.3132 Gib/s = 9,536.7432 Mib/s = 9,765,625 Kib/s on Gigabit Ethernet Standard (Max Limit)</text:p>
        </text:list-item>
        <text:list-item>
          <text:p text:style-name="P14"><text:s text:c="3"/>10 Gb/s = 10,000 Mb/s = 10,000,000 Kb/s</text:p>
        </text:list-item>
        <text:list-item>
          <text:p text:style-name="P14"><text:s text:c="3"/>1.25 GB/s = 1,250 MB/s = 1,250,000 KB/s</text:p>
        </text:list-item>
        <text:list-item>
          <text:p text:style-name="P14"><text:s text:c="3"/>The Max Speed 10 Gigabit Ethernet = 1,250 MB/s</text:p>
        </text:list-item>
      </text:list>
      <text:p text:style-name="P9"><text:span text:style-name="T3">Bottleneck in Data Transmission / Signaling Rate: </text:span><text:span text:style-name="T5">10 Gigabit Ethernet Standard</text:span></text:p>
      <text:list xml:id="list2204877842953857794" text:style-name="L4">
        <text:list-item>
          <text:p text:style-name="P18">Due to the max speed being 2,500 MB/s for USB 3.2 standard compared to <text:s/>1,250 MB/s for 10 Gigabit Ethernet.</text:p>
        </text:list-item>
        <text:list-item>
          <text:p text:style-name="P18">It will leave 1,250 MB/s not being used to the maximum limit for 10 Gigabit Ethernet Standard.</text:p>
        </text:list-item>
      </text:list>
      <text:p text:style-name="P10"/>
      <text:p text:style-name="P8"><text:soft-page-break/>USB 4.0 Standard:</text:p>
      <text:p text:style-name="P7">PC / Server &lt; - - - - - USB 4.0 <text:s/>- - - - - - &gt; 10 Gigabit Ethernet</text:p>
      <text:list xml:id="list20624715" text:continue-list="list20618923" text:style-name="WW8Num1">
        <text:list-item>
          <text:p text:style-name="P12"><text:s text:c="3"/>Max Performance Data Transmission / Signaling Rate:</text:p>
        </text:list-item>
        <text:list-item>
          <text:p text:style-name="P13"><text:span text:style-name="T4"><text:s text:c="3"/></text:span><text:span text:style-name="T5">USB 4.0 Standard Limits</text:span></text:p>
        </text:list-item>
        <text:list-item>
          <text:p text:style-name="P14"><text:s text:c="3"/>37.2529 Gib/s = 38,176.9727 Mib/s = 39,062,500 Kib/s on USB 4.0 Standard (Max Limit)</text:p>
        </text:list-item>
        <text:list-item>
          <text:p text:style-name="P14"><text:s text:c="3"/>40 Gb/s = 40,000 Mb/s = 40,000,000 Kb/s</text:p>
          <text:list>
            <text:list-item>
              <text:list>
                <text:list-item>
                  <text:list>
                    <text:list-item>
                      <text:p text:style-name="P20"><text:s/>5 GB/s = 5,000 MB/s <text:s/>= 5,000,000 KB/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<text:s text:c="3"/>The Max Speed USB 4.0 = 5,000 MB/s</text:p>
        </text:list-item>
        <text:list-item>
          <text:p text:style-name="P13"><text:span text:style-name="T4"><text:s text:c="3"/></text:span><text:span text:style-name="T5">10 Gigabit Ethernet Standard Limits</text:span></text:p>
        </text:list-item>
        <text:list-item>
          <text:p text:style-name="P14"><text:s text:c="3"/>9.3132 Gib/s = 9,536.7432 Mib/s = 9,765,625 Kib/s on Gigabit Ethernet Standard (Max Limit)</text:p>
        </text:list-item>
        <text:list-item>
          <text:p text:style-name="P14"><text:s text:c="3"/>10 Gb/s = 10,000 Mb/s = 10,000,000 Kb/s</text:p>
        </text:list-item>
        <text:list-item>
          <text:p text:style-name="P14"><text:s text:c="3"/>1.25 GB/s = 1,250 MB/s = 1,250,000 KB/s</text:p>
        </text:list-item>
        <text:list-item>
          <text:p text:style-name="P14"><text:s text:c="3"/>The Max Speed 10 Gigabit Ethernet = 1,250 MB/s</text:p>
        </text:list-item>
      </text:list>
      <text:p text:style-name="P5"><text:span text:style-name="T7">Bottleneck in Data Transmission / Signaling Rate: </text:span><text:span text:style-name="T8">10 Gigabit Ethernet Standard</text:span></text:p>
      <text:list xml:id="list994846862974145607" text:style-name="L5">
        <text:list-item>
          <text:p text:style-name="P21">Due to the max speed being 5,000 MB/s for USB 4.0 standard compared to <text:s/>1,250 MB/s for 10 Gigabit Ethernet.</text:p>
        </text:list-item>
        <text:list-item>
          <text:p text:style-name="P21">It will leave 3,750 MB/s not being used to the maximum limit for USB 4.0 Standard.</text:p>
        </text:list-item>
      </text:list>
      <text:p text:style-name="P10"/>
      <text:p text:style-name="P8"><text:soft-page-break/>USB 4.0 v2.0 Standard:</text:p>
      <text:p text:style-name="P7">PC / Server &lt; - - - - - USB 4.0 v2.0 <text:s/>- - - - - - &gt; 10 Gigabit Ethernet</text:p>
      <text:list xml:id="list20629562" text:continue-list="list20624715" text:style-name="WW8Num1">
        <text:list-item>
          <text:p text:style-name="P12"><text:s text:c="3"/>Max Performance Data Transmission / Signaling Rate:</text:p>
        </text:list-item>
        <text:list-item>
          <text:p text:style-name="P13"><text:span text:style-name="T4"><text:s text:c="3"/></text:span><text:span text:style-name="T5">USB 4.0 v2.0 Standard Limits</text:span></text:p>
        </text:list-item>
        <text:list-item>
          <text:p text:style-name="P14"><text:s text:c="3"/>74.5058 Gib/s = 76,293.9453 Mib/s = 78,125,000 Kib/s on USB 4.0 v2.0 Standard (Max Limit)</text:p>
        </text:list-item>
        <text:list-item>
          <text:p text:style-name="P14"><text:s text:c="3"/>80 Gb/s = 80,000 Mb/s = 80,000,000 Kb/s</text:p>
        </text:list-item>
        <text:list-item>
          <text:p text:style-name="P14"><text:s text:c="3"/>10 GB/s = 10,000 MB/s <text:s/>= 10,000,000 KB/s</text:p>
        </text:list-item>
        <text:list-item>
          <text:p text:style-name="P14"><text:s text:c="3"/>The Max Speed USB 4.0 v2.0 = 10,000 MB/s</text:p>
        </text:list-item>
        <text:list-item>
          <text:p text:style-name="P13"><text:span text:style-name="T4"><text:s text:c="3"/></text:span><text:span text:style-name="T5">10 Gigabit Ethernet Standard Limits</text:span></text:p>
        </text:list-item>
        <text:list-item>
          <text:p text:style-name="P14"><text:s text:c="3"/>9.3132 Gib/s = 9,536.7432 Mib/s = 9,765,625 Kib/s on Gigabit Ethernet Standard (Max Limit)</text:p>
        </text:list-item>
        <text:list-item>
          <text:p text:style-name="P14"><text:s text:c="3"/>10 Gb/s = 10,000 Mb/s = 10,000,000 Kb/s</text:p>
        </text:list-item>
        <text:list-item>
          <text:p text:style-name="P14"><text:s text:c="3"/>1.25 GB/s = 1,250 MB/s = 1,250,000 KB/s</text:p>
        </text:list-item>
        <text:list-item>
          <text:p text:style-name="P14"><text:s text:c="3"/>The Max Speed 10 Gigabit Ethernet = 1,250 MB/s</text:p>
        </text:list-item>
      </text:list>
      <text:p text:style-name="P9"><text:span text:style-name="T3">Bottleneck in Data Transmission / Signaling Rate: </text:span><text:span text:style-name="T5">10 Gigabit Ethernet Standard</text:span></text:p>
      <text:list xml:id="list7075341808720878291" text:style-name="L6">
        <text:list-item>
          <text:p text:style-name="P19">Due to the max speed being 10,000 MB/s for USB 4.0 v2.0 compared to 1,250 MB/s for 10 Gigabit Ethernet.</text:p>
        </text:list-item>
        <text:list-item>
          <text:p text:style-name="P19">It will leave 8,750 MB/s not being used to the maximum limit for USB 4.0 v2.0 Standard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WW8Num1z0" style:family="text">
      <style:text-properties style:font-name="Symbol" fo:language="en" fo:country="none" style:font-name-complex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ne None</meta:initial-creator>
    <meta:creation-date>2024-03-03T01:51:42.79</meta:creation-date>
    <dc:date>2025-03-04T00:36:50.09</dc:date>
    <dc:creator>Test Test</dc:creator>
    <meta:editing-duration>PT8H54M6S</meta:editing-duration>
    <meta:editing-cycles>80</meta:editing-cycles>
    <meta:generator>OpenOffice/4.1.15$Win32 OpenOffice.org_project/4115m2$Build-9813</meta:generator>
    <meta:document-statistic meta:table-count="0" meta:image-count="0" meta:object-count="0" meta:page-count="7" meta:paragraph-count="105" meta:word-count="1184" meta:character-count="6229"/>
  </office:meta>
</office:document-meta>
</file>